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5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2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2e3436" style:text-outline="false" style:text-line-through-style="none" style:text-line-through-type="none" style:font-name="Bitstream Vera Sans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40000009536743pt" style:language-asian="zh" style:country-asian="CN" style:font-style-asian="normal" style:font-weight-asian="normal" style:font-name-complex="Bitstream Vera Sans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DAC</text:p>
          </table:table-cell>
          <table:table-cell office:value-type="string" calcext:value-type="string">
            <text:p>DACres</text:p>
          </table:table-cell>
          <table:table-cell office:value-type="string" calcext:value-type="string">
            <text:p>Vout Resolu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Vomi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 to get Vomin @VDAC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096" calcext:value-type="float">
            <text:p>4096</text:p>
          </table:table-cell>
          <table:table-cell table:formula="of:=([.$C$4]-[.$C$5])/([.$B$2]/32)" office:value-type="float" office:value="0.00880859375000004" calcext:value-type="float">
            <text:p>0.00880859375</text:p>
          </table:table-cell>
          <table:table-cell office:value-type="float" office:value="8200" calcext:value-type="float">
            <text:p>8200</text:p>
          </table:table-cell>
          <table:table-cell office:value-type="float" office:value="470" calcext:value-type="float">
            <text:p>470</text:p>
          </table:table-cell>
          <table:table-cell office:value-type="float" office:value="1.21" calcext:value-type="float">
            <text:p>1.21</text:p>
          </table:table-cell>
          <table:table-cell office:value-type="float" office:value="0.01" calcext:value-type="float">
            <text:p>0.01</text:p>
          </table:table-cell>
          <table:table-cell office:value-type="float" office:value="750" calcext:value-type="float">
            <text:p>750</text:p>
          </table:table-cell>
          <table:table-cell table:style-name="ce3" table:formula="of:=([.$A$2]-[.$F$2])/(([.$F$2]/[.$E$2])-(([.$G$2]-[.$F$2])/[.$D$2]))" office:value-type="float" office:value="768.153728781232" calcext:value-type="float">
            <text:p>768.153728781232</text:p>
          </table:table-cell>
        </table:table-row>
        <table:table-row table:style-name="ro1">
          <table:table-cell office:value-type="string" calcext:value-type="string">
            <text:p>DAC out</text:p>
          </table:table-cell>
          <table:table-cell office:value-type="string" calcext:value-type="string">
            <text:p>Vdac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Iru(mA)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0" calcext:value-type="float">
            <text:p>0</text:p>
          </table:table-cell>
          <table:table-cell table:formula="of:=([.$A$2]/[.$B$2])*[.A4]" office:value-type="float" office:value="0" calcext:value-type="float">
            <text:p>0</text:p>
          </table:table-cell>
          <table:table-cell table:formula="of:=[.$F$2]+([.$D$2]*(([.$F$2]/[.$E$2])-(([.B4]-[.$F$2])/[.$H$2])))" office:value-type="float" office:value="35.5499716312057" calcext:value-type="float">
            <text:p>35.5499716312057</text:p>
          </table:table-cell>
          <table:table-cell table:formula="of:=ROUND(([.B4]-[.$F$2])/([.$H$2]/100);6)" office:value-type="float" office:value="-0.161333" calcext:value-type="float">
            <text:p>-0.1613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28" calcext:value-type="float">
            <text:p>128</text:p>
          </table:table-cell>
          <table:table-cell table:formula="of:=([.$A$2]/[.$B$2])*[.A5]" office:value-type="float" office:value="0.103125" calcext:value-type="float">
            <text:p>0.103125</text:p>
          </table:table-cell>
          <table:table-cell table:formula="of:=[.$F$2]+([.$D$2]*(([.$F$2]/[.$E$2])-(([.B5]-[.$F$2])/[.$H$2])))" office:value-type="float" office:value="34.4224716312057" calcext:value-type="float">
            <text:p>34.4224716312057</text:p>
          </table:table-cell>
          <table:table-cell table:formula="of:=ROUND(([.B5]-[.$F$2])/([.$H$2]/100);6)" office:value-type="float" office:value="-0.147583" calcext:value-type="float">
            <text:p>-0.1475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56" calcext:value-type="float">
            <text:p>256</text:p>
          </table:table-cell>
          <table:table-cell table:formula="of:=([.$A$2]/[.$B$2])*[.A6]" office:value-type="float" office:value="0.20625" calcext:value-type="float">
            <text:p>0.20625</text:p>
          </table:table-cell>
          <table:table-cell table:formula="of:=[.$F$2]+([.$D$2]*(([.$F$2]/[.$E$2])-(([.B6]-[.$F$2])/[.$H$2])))" office:value-type="float" office:value="33.2949716312057" calcext:value-type="float">
            <text:p>33.2949716312057</text:p>
          </table:table-cell>
          <table:table-cell table:formula="of:=ROUND(([.B6]-[.$F$2])/([.$H$2]/100);6)" office:value-type="float" office:value="-0.133833" calcext:value-type="float">
            <text:p>-0.1338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84" calcext:value-type="float">
            <text:p>384</text:p>
          </table:table-cell>
          <table:table-cell table:formula="of:=([.$A$2]/[.$B$2])*[.A7]" office:value-type="float" office:value="0.309375" calcext:value-type="float">
            <text:p>0.309375</text:p>
          </table:table-cell>
          <table:table-cell table:formula="of:=[.$F$2]+([.$D$2]*(([.$F$2]/[.$E$2])-(([.B7]-[.$F$2])/[.$H$2])))" office:value-type="float" office:value="32.1674716312057" calcext:value-type="float">
            <text:p>32.1674716312057</text:p>
          </table:table-cell>
          <table:table-cell table:formula="of:=ROUND(([.B7]-[.$F$2])/([.$H$2]/100);6)" office:value-type="float" office:value="-0.120083" calcext:value-type="float">
            <text:p>-0.1200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512" calcext:value-type="float">
            <text:p>512</text:p>
          </table:table-cell>
          <table:table-cell table:formula="of:=([.$A$2]/[.$B$2])*[.A8]" office:value-type="float" office:value="0.4125" calcext:value-type="float">
            <text:p>0.4125</text:p>
          </table:table-cell>
          <table:table-cell table:formula="of:=[.$F$2]+([.$D$2]*(([.$F$2]/[.$E$2])-(([.B8]-[.$F$2])/[.$H$2])))" office:value-type="float" office:value="31.0399716312057" calcext:value-type="float">
            <text:p>31.0399716312057</text:p>
          </table:table-cell>
          <table:table-cell table:formula="of:=ROUND(([.B8]-[.$F$2])/([.$H$2]/100);6)" office:value-type="float" office:value="-0.106333" calcext:value-type="float">
            <text:p>-0.1063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640" calcext:value-type="float">
            <text:p>640</text:p>
          </table:table-cell>
          <table:table-cell table:formula="of:=([.$A$2]/[.$B$2])*[.A9]" office:value-type="float" office:value="0.515625" calcext:value-type="float">
            <text:p>0.515625</text:p>
          </table:table-cell>
          <table:table-cell table:formula="of:=[.$F$2]+([.$D$2]*(([.$F$2]/[.$E$2])-(([.B9]-[.$F$2])/[.$H$2])))" office:value-type="float" office:value="29.9124716312057" calcext:value-type="float">
            <text:p>29.9124716312057</text:p>
          </table:table-cell>
          <table:table-cell table:formula="of:=ROUND(([.B9]-[.$F$2])/([.$H$2]/100);6)" office:value-type="float" office:value="-0.092583" calcext:value-type="float">
            <text:p>-0.0925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768" calcext:value-type="float">
            <text:p>768</text:p>
          </table:table-cell>
          <table:table-cell table:formula="of:=([.$A$2]/[.$B$2])*[.A10]" office:value-type="float" office:value="0.61875" calcext:value-type="float">
            <text:p>0.61875</text:p>
          </table:table-cell>
          <table:table-cell table:formula="of:=[.$F$2]+([.$D$2]*(([.$F$2]/[.$E$2])-(([.B10]-[.$F$2])/[.$H$2])))" office:value-type="float" office:value="28.7849716312057" calcext:value-type="float">
            <text:p>28.7849716312057</text:p>
          </table:table-cell>
          <table:table-cell table:formula="of:=ROUND(([.B10]-[.$F$2])/([.$H$2]/100);6)" office:value-type="float" office:value="-0.078833" calcext:value-type="float">
            <text:p>-0.0788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896" calcext:value-type="float">
            <text:p>896</text:p>
          </table:table-cell>
          <table:table-cell table:formula="of:=([.$A$2]/[.$B$2])*[.A11]" office:value-type="float" office:value="0.721875" calcext:value-type="float">
            <text:p>0.721875</text:p>
          </table:table-cell>
          <table:table-cell table:formula="of:=[.$F$2]+([.$D$2]*(([.$F$2]/[.$E$2])-(([.B11]-[.$F$2])/[.$H$2])))" office:value-type="float" office:value="27.6574716312057" calcext:value-type="float">
            <text:p>27.6574716312057</text:p>
          </table:table-cell>
          <table:table-cell table:formula="of:=ROUND(([.B11]-[.$F$2])/([.$H$2]/100);6)" office:value-type="float" office:value="-0.065083" calcext:value-type="float">
            <text:p>-0.0650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024" calcext:value-type="float">
            <text:p>1024</text:p>
          </table:table-cell>
          <table:table-cell table:formula="of:=([.$A$2]/[.$B$2])*[.A12]" office:value-type="float" office:value="0.825" calcext:value-type="float">
            <text:p>0.825</text:p>
          </table:table-cell>
          <table:table-cell table:formula="of:=[.$F$2]+([.$D$2]*(([.$F$2]/[.$E$2])-(([.B12]-[.$F$2])/[.$H$2])))" office:value-type="float" office:value="26.5299716312057" calcext:value-type="float">
            <text:p>26.5299716312057</text:p>
          </table:table-cell>
          <table:table-cell table:formula="of:=ROUND(([.B12]-[.$F$2])/([.$H$2]/100);6)" office:value-type="float" office:value="-0.051333" calcext:value-type="float">
            <text:p>-0.0513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152" calcext:value-type="float">
            <text:p>1152</text:p>
          </table:table-cell>
          <table:table-cell table:formula="of:=([.$A$2]/[.$B$2])*[.A13]" office:value-type="float" office:value="0.928125" calcext:value-type="float">
            <text:p>0.928125</text:p>
          </table:table-cell>
          <table:table-cell table:formula="of:=[.$F$2]+([.$D$2]*(([.$F$2]/[.$E$2])-(([.B13]-[.$F$2])/[.$H$2])))" office:value-type="float" office:value="25.4024716312057" calcext:value-type="float">
            <text:p>25.4024716312057</text:p>
          </table:table-cell>
          <table:table-cell table:formula="of:=ROUND(([.B13]-[.$F$2])/([.$H$2]/100);6)" office:value-type="float" office:value="-0.037583" calcext:value-type="float">
            <text:p>-0.0375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280" calcext:value-type="float">
            <text:p>1280</text:p>
          </table:table-cell>
          <table:table-cell table:formula="of:=([.$A$2]/[.$B$2])*[.A14]" office:value-type="float" office:value="1.03125" calcext:value-type="float">
            <text:p>1.03125</text:p>
          </table:table-cell>
          <table:table-cell table:formula="of:=[.$F$2]+([.$D$2]*(([.$F$2]/[.$E$2])-(([.B14]-[.$F$2])/[.$H$2])))" office:value-type="float" office:value="24.2749716312057" calcext:value-type="float">
            <text:p>24.2749716312057</text:p>
          </table:table-cell>
          <table:table-cell table:formula="of:=ROUND(([.B14]-[.$F$2])/([.$H$2]/100);6)" office:value-type="float" office:value="-0.023833" calcext:value-type="float">
            <text:p>-0.02383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408" calcext:value-type="float">
            <text:p>1408</text:p>
          </table:table-cell>
          <table:table-cell table:formula="of:=([.$A$2]/[.$B$2])*[.A15]" office:value-type="float" office:value="1.134375" calcext:value-type="float">
            <text:p>1.134375</text:p>
          </table:table-cell>
          <table:table-cell table:formula="of:=[.$F$2]+([.$D$2]*(([.$F$2]/[.$E$2])-(([.B15]-[.$F$2])/[.$H$2])))" office:value-type="float" office:value="23.1474716312057" calcext:value-type="float">
            <text:p>23.1474716312057</text:p>
          </table:table-cell>
          <table:table-cell table:formula="of:=ROUND(([.B15]-[.$F$2])/([.$H$2]/100);6)" office:value-type="float" office:value="-0.010083" calcext:value-type="float">
            <text:p>-0.010083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536" calcext:value-type="float">
            <text:p>1536</text:p>
          </table:table-cell>
          <table:table-cell table:formula="of:=([.$A$2]/[.$B$2])*[.A16]" office:value-type="float" office:value="1.2375" calcext:value-type="float">
            <text:p>1.2375</text:p>
          </table:table-cell>
          <table:table-cell table:formula="of:=[.$F$2]+([.$D$2]*(([.$F$2]/[.$E$2])-(([.B16]-[.$F$2])/[.$H$2])))" office:value-type="float" office:value="22.0199716312057" calcext:value-type="float">
            <text:p>22.0199716312057</text:p>
          </table:table-cell>
          <table:table-cell table:formula="of:=ROUND(([.B16]-[.$F$2])/([.$H$2]/100);6)" office:value-type="float" office:value="0.003667" calcext:value-type="float">
            <text:p>0.0036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664" calcext:value-type="float">
            <text:p>1664</text:p>
          </table:table-cell>
          <table:table-cell table:formula="of:=([.$A$2]/[.$B$2])*[.A17]" office:value-type="float" office:value="1.340625" calcext:value-type="float">
            <text:p>1.340625</text:p>
          </table:table-cell>
          <table:table-cell table:formula="of:=[.$F$2]+([.$D$2]*(([.$F$2]/[.$E$2])-(([.B17]-[.$F$2])/[.$H$2])))" office:value-type="float" office:value="20.8924716312057" calcext:value-type="float">
            <text:p>20.8924716312057</text:p>
          </table:table-cell>
          <table:table-cell table:formula="of:=ROUND(([.B17]-[.$F$2])/([.$H$2]/100);6)" office:value-type="float" office:value="0.017417" calcext:value-type="float">
            <text:p>0.0174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792" calcext:value-type="float">
            <text:p>1792</text:p>
          </table:table-cell>
          <table:table-cell table:formula="of:=([.$A$2]/[.$B$2])*[.A18]" office:value-type="float" office:value="1.44375" calcext:value-type="float">
            <text:p>1.44375</text:p>
          </table:table-cell>
          <table:table-cell table:formula="of:=[.$F$2]+([.$D$2]*(([.$F$2]/[.$E$2])-(([.B18]-[.$F$2])/[.$H$2])))" office:value-type="float" office:value="19.7649716312057" calcext:value-type="float">
            <text:p>19.7649716312057</text:p>
          </table:table-cell>
          <table:table-cell table:formula="of:=ROUND(([.B18]-[.$F$2])/([.$H$2]/100);6)" office:value-type="float" office:value="0.031167" calcext:value-type="float">
            <text:p>0.0311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1920" calcext:value-type="float">
            <text:p>1920</text:p>
          </table:table-cell>
          <table:table-cell table:formula="of:=([.$A$2]/[.$B$2])*[.A19]" office:value-type="float" office:value="1.546875" calcext:value-type="float">
            <text:p>1.546875</text:p>
          </table:table-cell>
          <table:table-cell table:formula="of:=[.$F$2]+([.$D$2]*(([.$F$2]/[.$E$2])-(([.B19]-[.$F$2])/[.$H$2])))" office:value-type="float" office:value="18.6374716312057" calcext:value-type="float">
            <text:p>18.6374716312057</text:p>
          </table:table-cell>
          <table:table-cell table:formula="of:=ROUND(([.B19]-[.$F$2])/([.$H$2]/100);6)" office:value-type="float" office:value="0.044917" calcext:value-type="float">
            <text:p>0.0449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048" calcext:value-type="float">
            <text:p>2048</text:p>
          </table:table-cell>
          <table:table-cell table:formula="of:=([.$A$2]/[.$B$2])*[.A20]" office:value-type="float" office:value="1.65" calcext:value-type="float">
            <text:p>1.65</text:p>
          </table:table-cell>
          <table:table-cell table:formula="of:=[.$F$2]+([.$D$2]*(([.$F$2]/[.$E$2])-(([.B20]-[.$F$2])/[.$H$2])))" office:value-type="float" office:value="17.5099716312057" calcext:value-type="float">
            <text:p>17.5099716312057</text:p>
          </table:table-cell>
          <table:table-cell table:formula="of:=ROUND(([.B20]-[.$F$2])/([.$H$2]/100);6)" office:value-type="float" office:value="0.058667" calcext:value-type="float">
            <text:p>0.0586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176" calcext:value-type="float">
            <text:p>2176</text:p>
          </table:table-cell>
          <table:table-cell table:formula="of:=([.$A$2]/[.$B$2])*[.A21]" office:value-type="float" office:value="1.753125" calcext:value-type="float">
            <text:p>1.753125</text:p>
          </table:table-cell>
          <table:table-cell table:formula="of:=[.$F$2]+([.$D$2]*(([.$F$2]/[.$E$2])-(([.B21]-[.$F$2])/[.$H$2])))" office:value-type="float" office:value="16.3824716312057" calcext:value-type="float">
            <text:p>16.3824716312057</text:p>
          </table:table-cell>
          <table:table-cell table:formula="of:=ROUND(([.B21]-[.$F$2])/([.$H$2]/100);6)" office:value-type="float" office:value="0.072417" calcext:value-type="float">
            <text:p>0.0724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304" calcext:value-type="float">
            <text:p>2304</text:p>
          </table:table-cell>
          <table:table-cell table:formula="of:=([.$A$2]/[.$B$2])*[.A22]" office:value-type="float" office:value="1.85625" calcext:value-type="float">
            <text:p>1.85625</text:p>
          </table:table-cell>
          <table:table-cell table:formula="of:=[.$F$2]+([.$D$2]*(([.$F$2]/[.$E$2])-(([.B22]-[.$F$2])/[.$H$2])))" office:value-type="float" office:value="15.2549716312057" calcext:value-type="float">
            <text:p>15.2549716312057</text:p>
          </table:table-cell>
          <table:table-cell table:formula="of:=ROUND(([.B22]-[.$F$2])/([.$H$2]/100);6)" office:value-type="float" office:value="0.086167" calcext:value-type="float">
            <text:p>0.0861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432" calcext:value-type="float">
            <text:p>2432</text:p>
          </table:table-cell>
          <table:table-cell table:formula="of:=([.$A$2]/[.$B$2])*[.A23]" office:value-type="float" office:value="1.959375" calcext:value-type="float">
            <text:p>1.959375</text:p>
          </table:table-cell>
          <table:table-cell table:formula="of:=[.$F$2]+([.$D$2]*(([.$F$2]/[.$E$2])-(([.B23]-[.$F$2])/[.$H$2])))" office:value-type="float" office:value="14.1274716312057" calcext:value-type="float">
            <text:p>14.1274716312057</text:p>
          </table:table-cell>
          <table:table-cell table:formula="of:=ROUND(([.B23]-[.$F$2])/([.$H$2]/100);6)" office:value-type="float" office:value="0.099917" calcext:value-type="float">
            <text:p>0.0999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560" calcext:value-type="float">
            <text:p>2560</text:p>
          </table:table-cell>
          <table:table-cell table:formula="of:=([.$A$2]/[.$B$2])*[.A24]" office:value-type="float" office:value="2.0625" calcext:value-type="float">
            <text:p>2.0625</text:p>
          </table:table-cell>
          <table:table-cell table:formula="of:=[.$F$2]+([.$D$2]*(([.$F$2]/[.$E$2])-(([.B24]-[.$F$2])/[.$H$2])))" office:value-type="float" office:value="12.9999716312057" calcext:value-type="float">
            <text:p>12.9999716312057</text:p>
          </table:table-cell>
          <table:table-cell table:formula="of:=ROUND(([.B24]-[.$F$2])/([.$H$2]/100);6)" office:value-type="float" office:value="0.113667" calcext:value-type="float">
            <text:p>0.1136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688" calcext:value-type="float">
            <text:p>2688</text:p>
          </table:table-cell>
          <table:table-cell table:formula="of:=([.$A$2]/[.$B$2])*[.A25]" office:value-type="float" office:value="2.165625" calcext:value-type="float">
            <text:p>2.165625</text:p>
          </table:table-cell>
          <table:table-cell table:formula="of:=[.$F$2]+([.$D$2]*(([.$F$2]/[.$E$2])-(([.B25]-[.$F$2])/[.$H$2])))" office:value-type="float" office:value="11.8724716312057" calcext:value-type="float">
            <text:p>11.8724716312057</text:p>
          </table:table-cell>
          <table:table-cell table:formula="of:=ROUND(([.B25]-[.$F$2])/([.$H$2]/100);6)" office:value-type="float" office:value="0.127417" calcext:value-type="float">
            <text:p>0.1274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816" calcext:value-type="float">
            <text:p>2816</text:p>
          </table:table-cell>
          <table:table-cell table:formula="of:=([.$A$2]/[.$B$2])*[.A26]" office:value-type="float" office:value="2.26875" calcext:value-type="float">
            <text:p>2.26875</text:p>
          </table:table-cell>
          <table:table-cell table:formula="of:=[.$F$2]+([.$D$2]*(([.$F$2]/[.$E$2])-(([.B26]-[.$F$2])/[.$H$2])))" office:value-type="float" office:value="10.7449716312057" calcext:value-type="float">
            <text:p>10.7449716312057</text:p>
          </table:table-cell>
          <table:table-cell table:formula="of:=ROUND(([.B26]-[.$F$2])/([.$H$2]/100);6)" office:value-type="float" office:value="0.141167" calcext:value-type="float">
            <text:p>0.1411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2944" calcext:value-type="float">
            <text:p>2944</text:p>
          </table:table-cell>
          <table:table-cell table:formula="of:=([.$A$2]/[.$B$2])*[.A27]" office:value-type="float" office:value="2.371875" calcext:value-type="float">
            <text:p>2.371875</text:p>
          </table:table-cell>
          <table:table-cell table:formula="of:=[.$F$2]+([.$D$2]*(([.$F$2]/[.$E$2])-(([.B27]-[.$F$2])/[.$H$2])))" office:value-type="float" office:value="9.61747163120567" calcext:value-type="float">
            <text:p>9.61747163120567</text:p>
          </table:table-cell>
          <table:table-cell table:formula="of:=ROUND(([.B27]-[.$F$2])/([.$H$2]/100);6)" office:value-type="float" office:value="0.154917" calcext:value-type="float">
            <text:p>0.1549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072" calcext:value-type="float">
            <text:p>3072</text:p>
          </table:table-cell>
          <table:table-cell table:formula="of:=([.$A$2]/[.$B$2])*[.A28]" office:value-type="float" office:value="2.475" calcext:value-type="float">
            <text:p>2.475</text:p>
          </table:table-cell>
          <table:table-cell table:formula="of:=[.$F$2]+([.$D$2]*(([.$F$2]/[.$E$2])-(([.B28]-[.$F$2])/[.$H$2])))" office:value-type="float" office:value="8.48997163120568" calcext:value-type="float">
            <text:p>8.48997163120568</text:p>
          </table:table-cell>
          <table:table-cell table:formula="of:=ROUND(([.B28]-[.$F$2])/([.$H$2]/100);6)" office:value-type="float" office:value="0.168667" calcext:value-type="float">
            <text:p>0.1686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200" calcext:value-type="float">
            <text:p>3200</text:p>
          </table:table-cell>
          <table:table-cell table:formula="of:=([.$A$2]/[.$B$2])*[.A29]" office:value-type="float" office:value="2.578125" calcext:value-type="float">
            <text:p>2.578125</text:p>
          </table:table-cell>
          <table:table-cell table:formula="of:=[.$F$2]+([.$D$2]*(([.$F$2]/[.$E$2])-(([.B29]-[.$F$2])/[.$H$2])))" office:value-type="float" office:value="7.36247163120567" calcext:value-type="float">
            <text:p>7.36247163120567</text:p>
          </table:table-cell>
          <table:table-cell table:formula="of:=ROUND(([.B29]-[.$F$2])/([.$H$2]/100);6)" office:value-type="float" office:value="0.182417" calcext:value-type="float">
            <text:p>0.1824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328" calcext:value-type="float">
            <text:p>3328</text:p>
          </table:table-cell>
          <table:table-cell table:formula="of:=([.$A$2]/[.$B$2])*[.A30]" office:value-type="float" office:value="2.68125" calcext:value-type="float">
            <text:p>2.68125</text:p>
          </table:table-cell>
          <table:table-cell table:formula="of:=[.$F$2]+([.$D$2]*(([.$F$2]/[.$E$2])-(([.B30]-[.$F$2])/[.$H$2])))" office:value-type="float" office:value="6.23497163120567" calcext:value-type="float">
            <text:p>6.23497163120567</text:p>
          </table:table-cell>
          <table:table-cell table:formula="of:=ROUND(([.B30]-[.$F$2])/([.$H$2]/100);6)" office:value-type="float" office:value="0.196167" calcext:value-type="float">
            <text:p>0.1961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456" calcext:value-type="float">
            <text:p>3456</text:p>
          </table:table-cell>
          <table:table-cell table:formula="of:=([.$A$2]/[.$B$2])*[.A31]" office:value-type="float" office:value="2.784375" calcext:value-type="float">
            <text:p>2.784375</text:p>
          </table:table-cell>
          <table:table-cell table:formula="of:=[.$F$2]+([.$D$2]*(([.$F$2]/[.$E$2])-(([.B31]-[.$F$2])/[.$H$2])))" office:value-type="float" office:value="5.10747163120568" calcext:value-type="float">
            <text:p>5.10747163120568</text:p>
          </table:table-cell>
          <table:table-cell table:formula="of:=ROUND(([.B31]-[.$F$2])/([.$H$2]/100);6)" office:value-type="float" office:value="0.209917" calcext:value-type="float">
            <text:p>0.2099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584" calcext:value-type="float">
            <text:p>3584</text:p>
          </table:table-cell>
          <table:table-cell table:formula="of:=([.$A$2]/[.$B$2])*[.A32]" office:value-type="float" office:value="2.8875" calcext:value-type="float">
            <text:p>2.8875</text:p>
          </table:table-cell>
          <table:table-cell table:formula="of:=[.$F$2]+([.$D$2]*(([.$F$2]/[.$E$2])-(([.B32]-[.$F$2])/[.$H$2])))" office:value-type="float" office:value="3.97997163120567" calcext:value-type="float">
            <text:p>3.97997163120567</text:p>
          </table:table-cell>
          <table:table-cell table:formula="of:=ROUND(([.B32]-[.$F$2])/([.$H$2]/100);6)" office:value-type="float" office:value="0.223667" calcext:value-type="float">
            <text:p>0.2236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712" calcext:value-type="float">
            <text:p>3712</text:p>
          </table:table-cell>
          <table:table-cell table:formula="of:=([.$A$2]/[.$B$2])*[.A33]" office:value-type="float" office:value="2.990625" calcext:value-type="float">
            <text:p>2.990625</text:p>
          </table:table-cell>
          <table:table-cell table:formula="of:=[.$F$2]+([.$D$2]*(([.$F$2]/[.$E$2])-(([.B33]-[.$F$2])/[.$H$2])))" office:value-type="float" office:value="2.85247163120567" calcext:value-type="float">
            <text:p>2.85247163120567</text:p>
          </table:table-cell>
          <table:table-cell table:formula="of:=ROUND(([.B33]-[.$F$2])/([.$H$2]/100);6)" office:value-type="float" office:value="0.237417" calcext:value-type="float">
            <text:p>0.2374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840" calcext:value-type="float">
            <text:p>3840</text:p>
          </table:table-cell>
          <table:table-cell table:formula="of:=([.$A$2]/[.$B$2])*[.A34]" office:value-type="float" office:value="3.09375" calcext:value-type="float">
            <text:p>3.09375</text:p>
          </table:table-cell>
          <table:table-cell table:formula="of:=[.$F$2]+([.$D$2]*(([.$F$2]/[.$E$2])-(([.B34]-[.$F$2])/[.$H$2])))" office:value-type="float" office:value="1.72497163120567" calcext:value-type="float">
            <text:p>1.72497163120567</text:p>
          </table:table-cell>
          <table:table-cell table:formula="of:=ROUND(([.B34]-[.$F$2])/([.$H$2]/100);6)" office:value-type="float" office:value="0.251167" calcext:value-type="float">
            <text:p>0.25116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3968" calcext:value-type="float">
            <text:p>3968</text:p>
          </table:table-cell>
          <table:table-cell table:formula="of:=([.$A$2]/[.$B$2])*[.A35]" office:value-type="float" office:value="3.196875" calcext:value-type="float">
            <text:p>3.196875</text:p>
          </table:table-cell>
          <table:table-cell table:formula="of:=[.$F$2]+([.$D$2]*(([.$F$2]/[.$E$2])-(([.B35]-[.$F$2])/[.$H$2])))" office:value-type="float" office:value="0.597471631205674" calcext:value-type="float">
            <text:p>0.597471631205674</text:p>
          </table:table-cell>
          <table:table-cell table:formula="of:=ROUND(([.B35]-[.$F$2])/([.$H$2]/100);6)" office:value-type="float" office:value="0.264917" calcext:value-type="float">
            <text:p>0.264917</text:p>
          </table:table-cell>
          <table:table-cell table:number-columns-repeated="5"/>
        </table:table-row>
        <table:table-row table:style-name="ro1">
          <table:table-cell table:formula="of:=([.$B$2]/32)*(ROW()-4)" office:value-type="float" office:value="4096" calcext:value-type="float">
            <text:p>4096</text:p>
          </table:table-cell>
          <table:table-cell table:formula="of:=([.$A$2]/[.$B$2])*[.A36]" office:value-type="float" office:value="3.3" calcext:value-type="float">
            <text:p>3.3</text:p>
          </table:table-cell>
          <table:table-cell table:formula="of:=[.$F$2]+([.$D$2]*(([.$F$2]/[.$E$2])-(([.B36]-[.$F$2])/[.$H$2])))" office:value-type="float" office:value="-0.530028368794326" calcext:value-type="float">
            <text:p>-0.530028368794326</text:p>
          </table:table-cell>
          <table:table-cell table:formula="of:=ROUND(([.B36]-[.$F$2])/([.$H$2]/100);6)" office:value-type="float" office:value="0.278667" calcext:value-type="float">
            <text:p>0.2786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Bitstream Vera Sans1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5:42:38.182690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3:52:31.680321021</meta:creation-date>
    <dc:date>2018-09-18T15:51:14.831451766</dc:date>
    <meta:editing-duration>PT6H31M1S</meta:editing-duration>
    <meta:editing-cycles>9</meta:editing-cycles>
    <meta:generator>LibreOffice/6.0.5.2$Linux_X86_64 LibreOffice_project/00m0$Build-2</meta:generator>
    <meta:document-statistic meta:table-count="1" meta:cell-count="154" meta:object-count="0"/>
  </office:meta>
</office:document-meta>
</file>